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2.078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1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147cm" fo:min-width="2.675cm"/>
    </style:style>
    <style:style style:name="gr7" style:family="graphic" style:parent-style-name="standard">
      <style:graphic-properties draw:fill="gradient" draw:fill-color="#729fcf" draw:fill-gradient-name="Gradient_20_2" draw:textarea-horizontal-align="justify" draw:textarea-vertical-align="middle" draw:auto-grow-height="false" fo:min-height="2.417cm" fo:min-width="2.548cm" draw:shadow-offset-x="0.203cm" draw:shadow-offset-y="0.203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2.417cm" fo:min-width="1.278cm"/>
    </style:style>
    <style:style style:name="gr9" style:family="graphic" style:parent-style-name="standard">
      <style:graphic-properties draw:fill="solid" draw:fill-color="#ff6600" draw:textarea-horizontal-align="justify" draw:textarea-vertical-align="middle" draw:auto-grow-height="false" fo:min-height="2.417cm" fo:min-width="1.405cm"/>
    </style:style>
    <style:style style:name="gr10" style:family="graphic" style:parent-style-name="standard">
      <style:graphic-properties draw:fill="gradient" draw:fill-gradient-name="Gradient_20_3" draw:textarea-horizontal-align="justify" draw:textarea-vertical-align="middle" draw:auto-grow-height="false" fo:min-height="2.417cm" fo:min-width="1.913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.548cm"/>
    </style:style>
    <style:style style:name="gr12" style:family="graphic" style:parent-style-name="standard">
      <style:graphic-properties draw:textarea-horizontal-align="right" draw:textarea-vertical-align="middle" draw:auto-grow-height="false" fo:min-height="2.417cm" fo:min-width="1.913cm"/>
    </style:style>
    <style:style style:name="gr13" style:family="graphic" style:parent-style-name="standard">
      <style:graphic-properties draw:fill="solid" draw:fill-color="#ff6600" draw:textarea-horizontal-align="justify" draw:textarea-vertical-align="middle" draw:auto-grow-height="false" fo:min-height="2.417cm" fo:min-width="1.278cm"/>
    </style:style>
    <style:style style:name="gr14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02cm" fo:min-width="2.04cm"/>
    </style:style>
    <style:style style:name="gr15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147cm" fo:min-width="1.913cm"/>
    </style:style>
    <style:style style:name="gr1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893cm" fo:min-width="3.183cm"/>
    </style:style>
    <style:style style:name="gr17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893cm" fo:min-width="4.199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0.639cm" fo:min-width="1.659cm"/>
    </style:style>
    <style:style style:name="gr20" style:family="graphic" style:parent-style-name="standard">
      <style:graphic-properties draw:fill="solid" draw:fill-color="#ff6600" draw:textarea-horizontal-align="justify" draw:textarea-vertical-align="middle" draw:auto-grow-height="false" fo:min-height="0.512cm" fo:min-width="1.659cm"/>
    </style:style>
    <style:style style:name="gr2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639cm" fo:min-width="2.675cm"/>
    </style:style>
    <style:style style:name="gr22" style:family="graphic" style:parent-style-name="standard">
      <style:graphic-properties draw:textarea-horizontal-align="justify" draw:textarea-vertical-align="middle" draw:auto-grow-height="false" fo:min-height="3.179cm" fo:min-width="4.834cm"/>
    </style:style>
    <style:style style:name="gr23" style:family="graphic" style:parent-style-name="standard">
      <style:graphic-properties draw:textarea-horizontal-align="justify" draw:textarea-vertical-align="middle" draw:auto-grow-height="false" fo:min-height="3.56cm" fo:min-width="2.80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651cm" svg:x="18.115cm" svg:y="10.737cm">
          <text:p text:style-name="P1">Test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64cm" svg:height="2.328cm" svg:x="17.099cm" svg:y="8.07cm">
          <text:p text:style-name="P1">Wishbone</text:p>
          <text:p text:style-name="P1">Stream</text:p>
          <text:p text:style-name="P1">Wri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778cm" svg:height="2.667cm" svg:x="14.432cm" svg:y="9.467cm">
          <draw:glue-point draw:id="4" svg:x="5.002cm" svg:y="-2.14cm"/>
          <draw:glue-point draw:id="5" svg:x="5.002cm" svg:y="2.144cm"/>
          <text:p text:style-name="P2">1</text:p>
          <text:p text:style-name="P2">Mux</text:p>
          <text:p text:style-name="P2">0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115cm" svg:y1="11.562cm" svg:x2="16.21cm" svg:y2="11.371cm" draw:start-shape="id1" draw:end-shape="id2" draw:end-glue-point="5" svg:d="M18115 11562h-953v-191h-952" svg:viewBox="0 0 1906 192">
          <text:p/>
        </draw:connector>
        <draw:connector draw:style-name="gr4" draw:text-style-name="P1" draw:layer="layout" svg:x1="17.099cm" svg:y1="9.234cm" svg:x2="16.21cm" svg:y2="10.23cm" draw:start-shape="id3" draw:start-glue-point="3" draw:end-shape="id2" draw:end-glue-point="4" svg:d="M17099 9234h-444v996h-445" svg:viewBox="0 0 890 997">
          <text:p/>
        </draw:connector>
        <draw:connector draw:style-name="gr5" draw:text-style-name="P1" draw:layer="layout" svg:x1="23.911cm" svg:y1="9.222cm" svg:x2="21.163cm" svg:y2="9.234cm" draw:start-shape="id4" draw:start-glue-point="3" draw:end-shape="id3" draw:end-glue-point="1" svg:d="M23911 9222h-1374v12h-1374" svg:viewBox="0 0 2749 13">
          <text:p text:style-name="P1">wbm_tx</text:p>
          <text:p text:style-name="P1"/>
        </draw:connector>
        <draw:custom-shape draw:style-name="gr6" draw:text-style-name="P1" xml:id="id4" draw:id="id4" draw:layer="layout" svg:width="3.175cm" svg:height="1.397cm" svg:x="23.911cm" svg:y="8.524cm">
          <text:p text:style-name="P1">From RA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27cm" svg:x1="13.457cm" svg:y1="8.561cm" svg:x2="15.321cm" svg:y2="9.467cm" draw:end-shape="id2" draw:end-glue-point="0" svg:d="M13457 8561v-68h1864v974" svg:viewBox="0 0 1865 975">
          <text:p text:style-name="P1">tx_src</text:p>
          <text:p text:style-name="P1"/>
          <text:p text:style-name="P1"/>
        </draw:connector>
        <draw:custom-shape draw:style-name="gr7" draw:text-style-name="P1" xml:id="id5" draw:id="id5" draw:layer="layout" svg:width="3.048cm" svg:height="2.667cm" svg:x="10.368cm" svg:y="9.467cm">
          <text:p text:style-name="P1">Dual clock</text:p>
          <text:p text:style-name="P1">FIF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432cm" svg:y1="10.8cm" svg:x2="13.416cm" svg:y2="10.8cm" draw:start-shape="id2" draw:start-glue-point="3" draw:end-shape="id5" svg:d="M14432 10800h-1016" svg:viewBox="0 0 1017 1">
          <text:p/>
        </draw:connector>
        <draw:custom-shape draw:style-name="gr8" draw:text-style-name="P1" xml:id="id13" draw:id="id13" draw:layer="layout" svg:width="1.778cm" svg:height="2.667cm" svg:x="7.574cm" svg:y="9.467cm">
          <text:p text:style-name="P1">Tx IF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1.905cm" svg:height="2.667cm" svg:x="9.255cm" svg:y="14.341cm">
          <text:p text:style-name="P1">Rx IF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2.413cm" svg:height="2.667cm" svg:x="11.922cm" svg:y="14.341cm">
          <text:p text:style-name="P1">Dual</text:p>
          <text:p text:style-name="P1">clock</text:p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048cm" svg:height="2.54cm" svg:x="18.923cm" svg:y="13.833cm">
          <text:p text:style-name="P1">Wishbone</text:p>
          <text:p text:style-name="P1">Stre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2.413cm" svg:height="2.667cm" svg:x="15.113cm" svg:y="14.341cm">
          <draw:glue-point draw:id="4" svg:x="5.002cm" svg:y="-2.14cm"/>
          <draw:glue-point draw:id="5" svg:x="5.002cm" svg:y="2.144cm"/>
          <text:p text:style-name="P2">1</text:p>
          <text:p text:style-name="P2">Demux</text:p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3" draw:text-style-name="P3" xml:id="id6" draw:id="id6" draw:layer="layout" svg:width="1.778cm" svg:height="2.667cm" svg:x="6.715cm" svg:y="14.341cm">
          <draw:glue-point draw:id="4" svg:x="-4.993cm" svg:y="-2.137cm"/>
          <draw:glue-point draw:id="5" svg:x="-4.993cm" svg:y="2.14cm"/>
          <text:p text:style-name="P3">1</text:p>
          <text:p text:style-name="P3">Mux</text:p>
          <text:p text:style-name="P3">0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svg:x1="8.493cm" svg:y1="15.674cm" svg:x2="9.255cm" svg:y2="15.674cm" draw:start-shape="id6" draw:start-glue-point="1" draw:end-shape="id7" draw:end-glue-point="3" svg:d="M8493 15674h762" svg:viewBox="0 0 763 1">
          <text:p/>
        </draw:connector>
        <draw:connector draw:style-name="gr4" draw:text-style-name="P1" draw:layer="layout" svg:x1="11.16cm" svg:y1="15.674cm" svg:x2="11.922cm" svg:y2="15.674cm" draw:start-shape="id7" draw:start-glue-point="1" draw:end-shape="id8" draw:end-glue-point="3" svg:d="M11160 15674h762" svg:viewBox="0 0 763 1">
          <text:p/>
        </draw:connector>
        <draw:connector draw:style-name="gr4" draw:text-style-name="P1" draw:layer="layout" svg:x1="14.335cm" svg:y1="15.674cm" svg:x2="15.113cm" svg:y2="15.674cm" draw:start-shape="id8" draw:start-glue-point="1" draw:end-shape="id9" svg:d="M14335 15674h778" svg:viewBox="0 0 779 1">
          <text:p/>
        </draw:connector>
        <draw:connector draw:style-name="gr4" draw:text-style-name="P1" draw:layer="layout" svg:x1="17.525cm" svg:y1="15.104cm" svg:x2="18.923cm" svg:y2="15.103cm" draw:start-shape="id9" draw:start-glue-point="4" draw:end-shape="id10" svg:d="M17525 15104h699v-1h699" svg:viewBox="0 0 1399 2">
          <text:p/>
        </draw:connector>
        <draw:custom-shape draw:style-name="gr14" draw:text-style-name="P1" xml:id="id12" draw:id="id12" draw:layer="layout" svg:width="2.54cm" svg:height="1.27cm" svg:x="25.146cm" svg:y="14.468cm">
          <text:p text:style-name="P1">To RAM</text:p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2.413cm" svg:height="1.397cm" svg:x="25.273cm" svg:y="16.627cm">
          <text:p text:style-name="P1">To USB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2.666cm" svg:x1="17.525cm" svg:y1="16.245cm" svg:x2="25.273cm" svg:y2="17.325cm" draw:start-shape="id9" draw:start-glue-point="5" draw:end-shape="id11" draw:end-glue-point="3" svg:d="M17525 16245h1208v1080h6540" svg:viewBox="0 0 7749 1081">
          <text:p text:style-name="P1">usb_m</text:p>
        </draw:connector>
        <draw:connector draw:style-name="gr5" draw:text-style-name="P1" draw:layer="layout" svg:x1="21.971cm" svg:y1="15.103cm" svg:x2="25.146cm" svg:y2="15.103cm" draw:start-shape="id10" draw:start-glue-point="1" draw:end-shape="id12" draw:end-glue-point="3" svg:d="M21971 15103h3175" svg:viewBox="0 0 3176 1">
          <text:p text:style-name="P1">wbm_rx</text:p>
          <text:p text:style-name="P1"/>
        </draw:connector>
        <draw:connector draw:style-name="gr4" draw:text-style-name="P1" draw:layer="layout" svg:x1="10.368cm" svg:y1="10.8cm" svg:x2="9.352cm" svg:y2="10.8cm" draw:start-shape="id5" draw:end-shape="id13" draw:end-glue-point="1" svg:d="M10368 10800h-1016" svg:viewBox="0 0 1017 1">
          <text:p/>
        </draw:connector>
        <draw:custom-shape draw:style-name="gr16" draw:text-style-name="P1" xml:id="id15" draw:id="id15" draw:layer="layout" svg:width="3.683cm" svg:height="1.143cm" svg:x="1.127cm" svg:y="10.229cm">
          <text:p text:style-name="P1">To MyriadRF</text:p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4.699cm" svg:height="1.143cm" svg:x="1.127cm" svg:y="15.738cm">
          <text:p text:style-name="P1">From MyriadR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26cm" svg:y1="16.309cm" svg:x2="6.717cm" svg:y2="16.244cm" draw:start-shape="id14" draw:start-glue-point="1" draw:end-shape="id6" draw:end-glue-point="5" svg:d="M5826 16309h444v-65h447" svg:viewBox="0 0 892 66">
          <text:p/>
        </draw:connector>
        <draw:connector draw:style-name="gr4" draw:text-style-name="P1" draw:layer="layout" svg:x1="7.574cm" svg:y1="10.8cm" svg:x2="4.81cm" svg:y2="10.8cm" draw:start-shape="id13" draw:end-shape="id15" draw:end-glue-point="1" svg:d="M7574 10800h-2764" svg:viewBox="0 0 2765 1">
          <text:p/>
        </draw:connector>
        <draw:connector draw:style-name="gr4" draw:text-style-name="P1" draw:layer="layout" svg:x1="7.574cm" svg:y1="10.8cm" svg:x2="6.717cm" svg:y2="15.105cm" draw:start-shape="id13" draw:start-glue-point="3" draw:end-shape="id6" draw:end-glue-point="4" svg:d="M7574 10800h-1360v4305h503" svg:viewBox="0 0 1361 4306">
          <text:p/>
        </draw:connector>
        <draw:connector draw:style-name="gr5" draw:text-style-name="P1" draw:layer="layout" draw:line-skew="-0.217cm" svg:x1="10.325cm" svg:y1="13.487cm" svg:x2="7.604cm" svg:y2="14.341cm" draw:end-shape="id6" draw:end-glue-point="0" svg:d="M10325 13487v-41h-2721v895" svg:viewBox="0 0 2722 896">
          <text:p text:style-name="P1">Loopback</text:p>
          <text:p text:style-name="P1"/>
          <text:p text:style-name="P1"/>
        </draw:connector>
        <draw:connector draw:style-name="gr5" draw:text-style-name="P1" draw:layer="layout" svg:x1="18.209cm" svg:y1="13.788cm" svg:x2="16.319cm" svg:y2="14.341cm" draw:end-shape="id9" draw:end-glue-point="0" svg:d="M18209 13788v26h-1890v527" svg:viewBox="0 0 1891 554">
          <text:p text:style-name="P1">rx_sink</text:p>
          <text:p text:style-name="P1"/>
          <text:p text:style-name="P1"/>
        </draw:connector>
        <draw:custom-shape draw:style-name="gr18" draw:text-style-name="P1" draw:layer="layout" svg:width="2.159cm" svg:height="0.889cm" svg:x="1.254cm" svg:y="5.445cm">
          <text:p text:style-name="P1">wb_cl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159cm" svg:height="0.889cm" svg:x="1.254cm" svg:y="6.334cm">
          <text:p text:style-name="P1">tx_clk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159cm" svg:height="0.762cm" svg:x="1.254cm" svg:y="7.223cm">
          <text:p text:style-name="P1">rx_clk</text:p>
          <draw:enhanced-geometry svg:viewBox="0 0 21600 21600" draw:type="rectangle" draw:enhanced-path="M 0 0 L 21600 0 21600 21600 0 21600 0 0 Z N"/>
        </draw:custom-shape>
        <draw:custom-shape draw:style-name="gr21" draw:text-style-name="P1" xml:id="id18" draw:id="id18" draw:layer="layout" svg:width="3.175cm" svg:height="0.889cm" svg:x="1cm" svg:y="3.54cm">
          <text:p text:style-name="P1">From CPU</text:p>
          <draw:enhanced-geometry svg:viewBox="0 0 21600 21600" draw:type="rectangle" draw:enhanced-path="M 0 0 L 21600 0 21600 21600 0 21600 0 0 Z N"/>
        </draw:custom-shape>
        <draw:custom-shape draw:style-name="gr22" draw:text-style-name="P2" xml:id="id17" draw:id="id17" draw:layer="layout" svg:width="5.334cm" svg:height="3.429cm" svg:x="7.21cm" svg:y="2.27cm">
          <draw:glue-point draw:id="4" svg:x="5.002cm" svg:y="-2.14cm"/>
          <draw:glue-point draw:id="5" svg:x="5.002cm" svg:y="2.144cm"/>
          <text:p text:style-name="P2">0x000</text:p>
          <text:p text:style-name="P2">Wishbone 0x100</text:p>
          <text:p text:style-name="P2">Intercon 0x200</text:p>
          <draw:enhanced-geometry svg:viewBox="0 0 21600 21600" draw:type="rectangle" draw:enhanced-path="M 0 0 L 21600 0 21600 21600 0 21600 0 0 Z N"/>
        </draw:custom-shape>
        <draw:custom-shape draw:style-name="gr23" draw:text-style-name="P2" xml:id="id16" draw:id="id16" draw:layer="layout" svg:width="3.302cm" svg:height="3.81cm" svg:x="19.91cm" svg:y="1.335cm">
          <draw:glue-point draw:id="4" svg:x="5.002cm" svg:y="-2.14cm"/>
          <draw:glue-point draw:id="5" svg:x="5.002cm" svg:y="2.144cm"/>
          <draw:glue-point draw:id="6" svg:x="5.003cm" svg:y="4.12cm"/>
          <text:p text:style-name="P2">Common</text:p>
          <text:p text:style-name="P2">Config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212cm" svg:y1="2.425cm" svg:x2="26.17cm" svg:y2="2.475cm" draw:start-shape="id16" draw:start-glue-point="4" svg:d="M23212 2425h1730v50h1228" svg:viewBox="0 0 2959 51">
          <text:p text:style-name="P1">tx_src</text:p>
          <text:p text:style-name="P1"/>
        </draw:connector>
        <draw:connector draw:style-name="gr5" draw:text-style-name="P1" draw:layer="layout" svg:x1="23.212cm" svg:y1="3.24cm" svg:x2="26.213cm" svg:y2="3.227cm" draw:start-shape="id16" draw:start-glue-point="1" svg:d="M23212 3240h1751v-13h1250" svg:viewBox="0 0 3002 14">
          <text:p text:style-name="P1">rx_sink</text:p>
          <text:p text:style-name="P1"/>
        </draw:connector>
        <draw:connector draw:style-name="gr5" draw:text-style-name="P1" draw:layer="layout" svg:x1="23.212cm" svg:y1="4.056cm" svg:x2="26.148cm" svg:y2="4.045cm" draw:start-shape="id16" draw:start-glue-point="5" svg:d="M23212 4056h1719v-11h1217" svg:viewBox="0 0 2937 12">
          <text:p text:style-name="P1">Loopback</text:p>
          <text:p text:style-name="P1"/>
        </draw:connector>
        <draw:connector draw:style-name="gr5" draw:text-style-name="P1" draw:layer="layout" svg:x1="12.544cm" svg:y1="3.251cm" svg:x2="19.91cm" svg:y2="3.24cm" draw:start-shape="id17" draw:start-glue-point="4" draw:end-shape="id16" draw:end-glue-point="3" svg:d="M12544 3251h3683v-11h3683" svg:viewBox="0 0 7367 12">
          <text:p text:style-name="P1">wb_common</text:p>
          <text:p text:style-name="P1"/>
        </draw:connector>
        <draw:connector draw:style-name="gr5" draw:text-style-name="P1" draw:layer="layout" draw:line-skew="2.724cm" svg:x1="12.544cm" svg:y1="3.984cm" svg:x2="18.533cm" svg:y2="4.904cm" draw:start-shape="id17" draw:start-glue-point="1" svg:d="M12544 3984h5969v920h20" svg:viewBox="0 0 5990 921">
          <text:p text:style-name="P1">wb_lms_tx</text:p>
          <text:p text:style-name="P1"/>
          <text:p text:style-name="P1"/>
        </draw:connector>
        <draw:connector draw:style-name="gr5" draw:text-style-name="P1" draw:layer="layout" draw:line-skew="2.411cm" svg:x1="12.544cm" svg:y1="4.719cm" svg:x2="17.888cm" svg:y2="5.549cm" draw:start-shape="id17" draw:start-glue-point="5" svg:d="M12544 4719h5334v830h10" svg:viewBox="0 0 5345 831">
          <text:p text:style-name="P1">wb_lms_rx</text:p>
          <text:p text:style-name="P1"/>
          <text:p text:style-name="P1"/>
        </draw:connector>
        <draw:connector draw:style-name="gr5" draw:text-style-name="P1" draw:layer="layout" svg:x1="15.887cm" svg:y1="7.313cm" svg:x2="19.131cm" svg:y2="8.07cm" draw:end-shape="id3" draw:end-glue-point="0" svg:d="M15887 7313v128h3244v629" svg:viewBox="0 0 3245 758">
          <text:p text:style-name="P1">wb_lms_tx</text:p>
          <text:p text:style-name="P1"/>
          <text:p text:style-name="P1"/>
        </draw:connector>
        <draw:connector draw:style-name="gr5" draw:text-style-name="P1" draw:layer="layout" svg:x1="24.125cm" svg:y1="13.315cm" svg:x2="20.447cm" svg:y2="13.833cm" draw:end-shape="id10" draw:end-glue-point="0" svg:d="M24125 13315v9h-3678v509" svg:viewBox="0 0 3679 519">
          <text:p text:style-name="P1">wb_lms_rx</text:p>
          <text:p text:style-name="P1"/>
          <text:p text:style-name="P1"/>
        </draw:connector>
        <draw:connector draw:style-name="gr4" draw:text-style-name="P1" draw:layer="layout" svg:x1="4.175cm" svg:y1="3.984cm" svg:x2="7.21cm" svg:y2="3.984cm" draw:start-shape="id18" draw:start-glue-point="1" draw:end-shape="id17" draw:end-glue-point="3" svg:d="M4175 3984h3035" svg:viewBox="0 0 3036 1">
          <text:p/>
        </draw:connector>
        <draw:connector draw:style-name="gr5" draw:text-style-name="P1" draw:layer="layout" svg:x1="23.212cm" svg:y1="4.809cm" svg:x2="26.14cm" svg:y2="4.802cm" draw:start-shape="id16" draw:start-glue-point="6" svg:d="M23212 4809h1715v-7h1213" svg:viewBox="0 0 2929 8">
          <text:p text:style-name="P1">spi_sel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ffff99" draw:end-color="#729fcf" draw:start-intensity="100%" draw:end-intensity="100%" draw:angle="900" draw:border="0%"/>
    <draw:gradient draw:name="Gradient_20_3" draw:display-name="Gradient 3" draw:style="linear" draw:start-color="#ff6600" draw:end-color="#729fcf" draw:start-intensity="100%" draw:end-intensity="10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09:17:07.240853185</meta:creation-date>
    <dc:date>2015-03-24T13:10:55.129687822</dc:date>
    <meta:editing-duration>PT27M15S</meta:editing-duration>
    <meta:editing-cycles>7</meta:editing-cycles>
    <meta:generator>LibreOffice/4.3.5.2.0$Linux_X86_64 LibreOffice_project/430m0$Build-2</meta:generator>
    <meta:document-statistic meta:object-count="48"/>
  </office:meta>
</office:document-meta>
</file>